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map style:condition="cell-content()&lt;-25" style:apply-style-name="Good" style:base-cell-address="Sheet1.Q1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cell-content()&lt;-25" style:apply-style-name="Good" style:base-cell-address="Sheet1.Q1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map style:condition="cell-content()&lt;-25" style:apply-style-name="Good" style:base-cell-address="Sheet1.Q1"/>
    </style:style>
    <style:style style:name="ce12" style:family="table-cell" style:parent-style-name="Default">
      <style:map style:condition="cell-content()&lt;-25" style:apply-style-name="Good" style:base-cell-address="Sheet1.Q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6.674" calcext:value-type="float">
            <text:p>116.67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2" table:style-name="ce4" office:value-type="float" office:value="36869" calcext:value-type="float">
            <text:p>36869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44.465" calcext:value-type="float">
            <text:p>144.465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45651" calcext:value-type="float">
            <text:p>45651</text:p>
          </table:table-cell>
          <table:table-cell table:style-name="ce4"/>
          <table:table-cell table:style-name="ce9" table:formula="of:=([.F1]-[.N1])/[.F1] *100" office:value-type="float" office:value="-23.8194689305379" calcext:value-type="float">
            <text:p>-23.819468930537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14.535" calcext:value-type="float">
            <text:p>114.535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36193" calcext:value-type="float">
            <text:p>361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35.934" calcext:value-type="float">
            <text:p>135.934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2955" calcext:value-type="float">
            <text:p>42955</text:p>
          </table:table-cell>
          <table:table-cell/>
          <table:table-cell table:style-name="ce10" table:formula="of:=([.F2]-[.N2])/[.F2] *100" office:value-type="float" office:value="-18.6831707788799" calcext:value-type="float">
            <text:p>-18.683170778879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15.778" calcext:value-type="float">
            <text:p>115.778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6586" calcext:value-type="float">
            <text:p>365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55.934" calcext:value-type="float">
            <text:p>155.934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49275" calcext:value-type="float">
            <text:p>49275</text:p>
          </table:table-cell>
          <table:table-cell/>
          <table:table-cell table:style-name="ce10" table:formula="of:=([.F3]-[.N3])/[.F3] *100" office:value-type="float" office:value="-34.6826655004647" calcext:value-type="float">
            <text:p>-34.682665500464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105.696" calcext:value-type="float">
            <text:p>105.696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3400" calcext:value-type="float">
            <text:p>33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3135" calcext:value-type="float">
            <text:p>53135</text:p>
          </table:table-cell>
          <table:table-cell/>
          <table:table-cell table:style-name="ce10" table:formula="of:=([.F4]-[.N4])/[.F4] *100" office:value-type="float" office:value="-59.0868263473054" calcext:value-type="float">
            <text:p>-59.086826347305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111.873" calcext:value-type="float">
            <text:p>111.873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5352" calcext:value-type="float">
            <text:p>353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2028" calcext:value-type="float">
            <text:p>42028</text:p>
          </table:table-cell>
          <table:table-cell/>
          <table:table-cell table:style-name="ce10" table:formula="of:=([.F5]-[.N5])/[.F5] *100" office:value-type="float" office:value="-18.8843629780493" calcext:value-type="float">
            <text:p>-18.884362978049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10.832" calcext:value-type="float">
            <text:p>110.832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5023" calcext:value-type="float">
            <text:p>350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32.601" calcext:value-type="float">
            <text:p>132.601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41902" calcext:value-type="float">
            <text:p>41902</text:p>
          </table:table-cell>
          <table:table-cell/>
          <table:table-cell table:style-name="ce10" table:formula="of:=([.F6]-[.N6])/[.F6] *100" office:value-type="float" office:value="-19.6413785226851" calcext:value-type="float">
            <text:p>-19.641378522685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111.07" calcext:value-type="float">
            <text:p>111.07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35098" calcext:value-type="float">
            <text:p>350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146.617" calcext:value-type="float">
            <text:p>146.617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6331" calcext:value-type="float">
            <text:p>46331</text:p>
          </table:table-cell>
          <table:table-cell/>
          <table:table-cell table:style-name="ce10" table:formula="of:=([.F7]-[.N7])/[.F7] *100" office:value-type="float" office:value="-32.0046726309191" calcext:value-type="float">
            <text:p>-32.004672630919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20.516" calcext:value-type="float">
            <text:p>120.516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8083" calcext:value-type="float">
            <text:p>380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40.044" calcext:value-type="float">
            <text:p>140.044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4254" calcext:value-type="float">
            <text:p>44254</text:p>
          </table:table-cell>
          <table:table-cell/>
          <table:table-cell table:style-name="ce10" table:formula="of:=([.F8]-[.N8])/[.F8] *100" office:value-type="float" office:value="-16.2040805608802" calcext:value-type="float">
            <text:p>-16.204080560880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office:value-type="float" office:value="119.94" calcext:value-type="float">
            <text:p>119.94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7901" calcext:value-type="float">
            <text:p>379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office:value-type="float" office:value="170.342" calcext:value-type="float">
            <text:p>170.342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53828" calcext:value-type="float">
            <text:p>53828</text:p>
          </table:table-cell>
          <table:table-cell/>
          <table:table-cell table:style-name="ce10" table:formula="of:=([.F9]-[.N9])/[.F9] *100" office:value-type="float" office:value="-42.0226379251207" calcext:value-type="float">
            <text:p>-42.022637925120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float" office:value="121.547" calcext:value-type="float">
            <text:p>121.547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8409" calcext:value-type="float">
            <text:p>384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float" office:value="131.06" calcext:value-type="float">
            <text:p>131.06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41415" calcext:value-type="float">
            <text:p>41415</text:p>
          </table:table-cell>
          <table:table-cell/>
          <table:table-cell table:style-name="ce10" table:formula="of:=([.F10]-[.N10])/[.F10] *100" office:value-type="float" office:value="-7.82629071311411" calcext:value-type="float">
            <text:p>-7.8262907131141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123.617" calcext:value-type="float">
            <text:p>123.617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9063" calcext:value-type="float">
            <text:p>390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172.32" calcext:value-type="float">
            <text:p>172.32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4453" calcext:value-type="float">
            <text:p>54453</text:p>
          </table:table-cell>
          <table:table-cell/>
          <table:table-cell table:style-name="ce10" table:formula="of:=([.F11]-[.N11])/[.F11] *100" office:value-type="float" office:value="-39.3978957069349" calcext:value-type="float">
            <text:p>-39.397895706934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office:value-type="float" office:value="120.342" calcext:value-type="float">
            <text:p>120.34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8028" calcext:value-type="float">
            <text:p>380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office:value-type="float" office:value="142.057" calcext:value-type="float">
            <text:p>142.057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44890" calcext:value-type="float">
            <text:p>44890</text:p>
          </table:table-cell>
          <table:table-cell/>
          <table:table-cell table:style-name="ce10" table:formula="of:=([.F12]-[.N12])/[.F12] *100" office:value-type="float" office:value="-18.044598716735" calcext:value-type="float">
            <text:p>-18.04459871673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115.019" calcext:value-type="float">
            <text:p>115.019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6346" calcext:value-type="float">
            <text:p>363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122.889" calcext:value-type="float">
            <text:p>122.889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8833" calcext:value-type="float">
            <text:p>38833</text:p>
          </table:table-cell>
          <table:table-cell/>
          <table:table-cell table:style-name="ce10" table:formula="of:=([.F13]-[.N13])/[.F13] *100" office:value-type="float" office:value="-6.84256864579321" calcext:value-type="float">
            <text:p>-6.8425686457932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316" calcext:value-type="float">
            <text:p>316</text:p>
          </table:table-cell>
          <table:table-cell office:value-type="float" office:value="122.494" calcext:value-type="float">
            <text:p>122.494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8708" calcext:value-type="float">
            <text:p>387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6" calcext:value-type="float">
            <text:p>316</text:p>
          </table:table-cell>
          <table:table-cell office:value-type="float" office:value="135.5" calcext:value-type="float">
            <text:p>135.5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42818" calcext:value-type="float">
            <text:p>42818</text:p>
          </table:table-cell>
          <table:table-cell/>
          <table:table-cell table:style-name="ce10" table:formula="of:=([.F14]-[.N14])/[.F14] *100" office:value-type="float" office:value="-10.6179601116048" calcext:value-type="float">
            <text:p>-10.617960111604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116.31" calcext:value-type="float">
            <text:p>116.3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6754" calcext:value-type="float">
            <text:p>367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171.759" calcext:value-type="float">
            <text:p>171.759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4276" calcext:value-type="float">
            <text:p>54276</text:p>
          </table:table-cell>
          <table:table-cell/>
          <table:table-cell table:style-name="ce10" table:formula="of:=([.F15]-[.N15])/[.F15] *100" office:value-type="float" office:value="-47.6737225880176" calcext:value-type="float">
            <text:p>-47.673722588017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office:value-type="float" office:value="117.424" calcext:value-type="float">
            <text:p>117.424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7106" calcext:value-type="float">
            <text:p>371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office:value-type="float" office:value="120.063" calcext:value-type="float">
            <text:p>120.063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7940" calcext:value-type="float">
            <text:p>37940</text:p>
          </table:table-cell>
          <table:table-cell/>
          <table:table-cell table:style-name="ce10" table:formula="of:=([.F16]-[.N16])/[.F16] *100" office:value-type="float" office:value="-2.2476149409799" calcext:value-type="float">
            <text:p>-2.247614940979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office:value-type="float" office:value="120.934" calcext:value-type="float">
            <text:p>120.934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8215" calcext:value-type="float">
            <text:p>382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office:value-type="float" office:value="138.712" calcext:value-type="float">
            <text:p>138.712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3833" calcext:value-type="float">
            <text:p>43833</text:p>
          </table:table-cell>
          <table:table-cell/>
          <table:table-cell table:style-name="ce10" table:formula="of:=([.F17]-[.N17])/[.F17] *100" office:value-type="float" office:value="-14.7010336255397" calcext:value-type="float">
            <text:p>-14.701033625539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116.81" calcext:value-type="float">
            <text:p>116.81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6912" calcext:value-type="float">
            <text:p>36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145.408" calcext:value-type="float">
            <text:p>145.408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5949" calcext:value-type="float">
            <text:p>45949</text:p>
          </table:table-cell>
          <table:table-cell/>
          <table:table-cell table:style-name="ce10" table:formula="of:=([.F18]-[.N18])/[.F18] *100" office:value-type="float" office:value="-24.4825530992631" calcext:value-type="float">
            <text:p>-24.482553099263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119.674" calcext:value-type="float">
            <text:p>119.674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7817" calcext:value-type="float">
            <text:p>378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141.43" calcext:value-type="float">
            <text:p>141.43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4692" calcext:value-type="float">
            <text:p>44692</text:p>
          </table:table-cell>
          <table:table-cell/>
          <table:table-cell table:style-name="ce10" table:formula="of:=([.F19]-[.N19])/[.F19] *100" office:value-type="float" office:value="-18.1796546526694" calcext:value-type="float">
            <text:p>-18.1796546526694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51.104" calcext:value-type="float">
            <text:p>151.104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2" table:style-name="ce5" office:value-type="float" office:value="47749" calcext:value-type="float">
            <text:p>47749</text:p>
          </table:table-cell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52.782" calcext:value-type="float">
            <text:p>152.782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57" calcext:value-type="float">
            <text:p>157</text:p>
          </table:table-cell>
          <table:table-cell table:number-columns-repeated="2" table:style-name="ce5" office:value-type="float" office:value="48279" calcext:value-type="float">
            <text:p>48279</text:p>
          </table:table-cell>
          <table:table-cell table:style-name="ce5"/>
          <table:table-cell table:style-name="ce11" table:formula="of:=([.F20]-[.N20])/[.F20] *100" office:value-type="float" office:value="-1.10997088944271" calcext:value-type="float">
            <text:p>-1.1099708894427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20.18" calcext:value-type="float">
            <text:p>120.1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37977" calcext:value-type="float">
            <text:p>37977</text:p>
          </table:table-cell>
          <table:table-cell table:style-name="ce6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73.491" calcext:value-type="float">
            <text:p>173.49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7" calcext:value-type="float">
            <text:p>177</text:p>
          </table:table-cell>
          <table:table-cell table:number-columns-repeated="2" table:style-name="ce4" office:value-type="float" office:value="54823" calcext:value-type="float">
            <text:p>54823</text:p>
          </table:table-cell>
          <table:table-cell table:style-name="ce4"/>
          <table:table-cell table:style-name="ce9" table:formula="of:=([.F21]-[.N21])/[.F21] *100" office:value-type="float" office:value="-44.3584274692577" calcext:value-type="float">
            <text:p>-44.358427469257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84.367" calcext:value-type="float">
            <text:p>84.367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6660" calcext:value-type="float">
            <text:p>2666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95.101" calcext:value-type="float">
            <text:p>95.101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052" calcext:value-type="float">
            <text:p>30052</text:p>
          </table:table-cell>
          <table:table-cell/>
          <table:table-cell table:style-name="ce10" table:formula="of:=([.F22]-[.N22])/[.F22] *100" office:value-type="float" office:value="-12.7231807951988" calcext:value-type="float">
            <text:p>-12.7231807951988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109.889" calcext:value-type="float">
            <text:p>109.889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4725" calcext:value-type="float">
            <text:p>347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116.424" calcext:value-type="float">
            <text:p>116.42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6790" calcext:value-type="float">
            <text:p>36790</text:p>
          </table:table-cell>
          <table:table-cell/>
          <table:table-cell table:style-name="ce10" table:formula="of:=([.F23]-[.N23])/[.F23] *100" office:value-type="float" office:value="-5.94672426205904" calcext:value-type="float">
            <text:p>-5.9467242620590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105.627" calcext:value-type="float">
            <text:p>105.627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3378" calcext:value-type="float">
            <text:p>333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91.453" calcext:value-type="float">
            <text:p>91.453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899" calcext:value-type="float">
            <text:p>28899</text:p>
          </table:table-cell>
          <table:table-cell/>
          <table:table-cell table:style-name="ce10" table:formula="of:=([.F24]-[.N24])/[.F24] *100" office:value-type="float" office:value="13.4190185151896" calcext:value-type="float">
            <text:p>13.419018515189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316" calcext:value-type="float">
            <text:p>316</text:p>
          </table:table-cell>
          <table:table-cell office:value-type="float" office:value="122.576" calcext:value-type="float">
            <text:p>122.576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8734" calcext:value-type="float">
            <text:p>387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6" calcext:value-type="float">
            <text:p>316</text:p>
          </table:table-cell>
          <table:table-cell office:value-type="float" office:value="157.114" calcext:value-type="float">
            <text:p>157.114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49648" calcext:value-type="float">
            <text:p>49648</text:p>
          </table:table-cell>
          <table:table-cell/>
          <table:table-cell table:style-name="ce10" table:formula="of:=([.F25]-[.N25])/[.F25] *100" office:value-type="float" office:value="-28.1767955801105" calcext:value-type="float">
            <text:p>-28.176795580110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112.117" calcext:value-type="float">
            <text:p>112.117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5429" calcext:value-type="float">
            <text:p>354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125.655" calcext:value-type="float">
            <text:p>125.655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39707" calcext:value-type="float">
            <text:p>39707</text:p>
          </table:table-cell>
          <table:table-cell/>
          <table:table-cell table:style-name="ce10" table:formula="of:=([.F26]-[.N26])/[.F26] *100" office:value-type="float" office:value="-12.0748539332186" calcext:value-type="float">
            <text:p>-12.074853933218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316" calcext:value-type="float">
            <text:p>316</text:p>
          </table:table-cell>
          <table:table-cell office:value-type="float" office:value="90.468" calcext:value-type="float">
            <text:p>90.468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8588" calcext:value-type="float">
            <text:p>285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16" calcext:value-type="float">
            <text:p>316</text:p>
          </table:table-cell>
          <table:table-cell office:value-type="float" office:value="102.601" calcext:value-type="float">
            <text:p>102.60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2422" calcext:value-type="float">
            <text:p>32422</text:p>
          </table:table-cell>
          <table:table-cell/>
          <table:table-cell table:style-name="ce10" table:formula="of:=([.F27]-[.N27])/[.F27] *100" office:value-type="float" office:value="-13.4112214915349" calcext:value-type="float">
            <text:p>-13.4112214915349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  <table:table-cell office:value-type="float" office:value="102.494" calcext:value-type="float">
            <text:p>102.494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32388" calcext:value-type="float">
            <text:p>323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  <table:table-cell office:value-type="float" office:value="104.861" calcext:value-type="float">
            <text:p>104.861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3136" calcext:value-type="float">
            <text:p>33136</text:p>
          </table:table-cell>
          <table:table-cell/>
          <table:table-cell table:style-name="ce10" table:formula="of:=([.F28]-[.N28])/[.F28] *100" office:value-type="float" office:value="-2.30949734469557" calcext:value-type="float">
            <text:p>-2.30949734469557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316" calcext:value-type="float">
            <text:p>316</text:p>
          </table:table-cell>
          <table:table-cell office:value-type="float" office:value="106.554" calcext:value-type="float">
            <text:p>106.554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3671" calcext:value-type="float">
            <text:p>336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6" calcext:value-type="float">
            <text:p>316</text:p>
          </table:table-cell>
          <table:table-cell office:value-type="float" office:value="120.541" calcext:value-type="float">
            <text:p>120.541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38091" calcext:value-type="float">
            <text:p>38091</text:p>
          </table:table-cell>
          <table:table-cell/>
          <table:table-cell table:style-name="ce10" table:formula="of:=([.F29]-[.N29])/[.F29] *100" office:value-type="float" office:value="-13.1270232544326" calcext:value-type="float">
            <text:p>-13.127023254432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  <table:table-cell office:value-type="float" office:value="102.297" calcext:value-type="float">
            <text:p>102.297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2326" calcext:value-type="float">
            <text:p>323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  <table:table-cell office:value-type="float" office:value="111.465" calcext:value-type="float">
            <text:p>111.465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35223" calcext:value-type="float">
            <text:p>35223</text:p>
          </table:table-cell>
          <table:table-cell/>
          <table:table-cell table:style-name="ce10" table:formula="of:=([.F30]-[.N30])/[.F30] *100" office:value-type="float" office:value="-8.96182639361505" calcext:value-type="float">
            <text:p>-8.96182639361505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.234" calcext:value-type="float">
            <text:p>111.234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5150" calcext:value-type="float">
            <text:p>351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7.335" calcext:value-type="float">
            <text:p>117.335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37078" calcext:value-type="float">
            <text:p>37078</text:p>
          </table:table-cell>
          <table:table-cell/>
          <table:table-cell table:style-name="ce10" table:formula="of:=([.F31]-[.N31])/[.F31] *100" office:value-type="float" office:value="-5.4850640113798" calcext:value-type="float">
            <text:p>-5.485064011379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office:value-type="float" office:value="98.101" calcext:value-type="float">
            <text:p>98.10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1000" calcext:value-type="float">
            <text:p>31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office:value-type="float" office:value="101.636" calcext:value-type="float">
            <text:p>101.636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2117" calcext:value-type="float">
            <text:p>32117</text:p>
          </table:table-cell>
          <table:table-cell/>
          <table:table-cell table:style-name="ce10" table:formula="of:=([.F32]-[.N32])/[.F32] *100" office:value-type="float" office:value="-3.60322580645161" calcext:value-type="float">
            <text:p>-3.60322580645161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106.665" calcext:value-type="float">
            <text:p>106.665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33706" calcext:value-type="float">
            <text:p>3370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111.794" calcext:value-type="float">
            <text:p>111.794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5327" calcext:value-type="float">
            <text:p>35327</text:p>
          </table:table-cell>
          <table:table-cell/>
          <table:table-cell table:style-name="ce10" table:formula="of:=([.F33]-[.N33])/[.F33] *100" office:value-type="float" office:value="-4.80923277754702" calcext:value-type="float">
            <text:p>-4.80923277754702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99.13" calcext:value-type="float">
            <text:p>99.13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31325" calcext:value-type="float">
            <text:p>313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110.063" calcext:value-type="float">
            <text:p>110.063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34780" calcext:value-type="float">
            <text:p>34780</text:p>
          </table:table-cell>
          <table:table-cell/>
          <table:table-cell table:style-name="ce10" table:formula="of:=([.F34]-[.N34])/[.F34] *100" office:value-type="float" office:value="-11.0295291300878" calcext:value-type="float">
            <text:p>-11.0295291300878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316" calcext:value-type="float">
            <text:p>316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3731" calcext:value-type="float">
            <text:p>337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6" calcext:value-type="float">
            <text:p>316</text:p>
          </table:table-cell>
          <table:table-cell office:value-type="float" office:value="117.5" calcext:value-type="float">
            <text:p>117.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7130" calcext:value-type="float">
            <text:p>37130</text:p>
          </table:table-cell>
          <table:table-cell/>
          <table:table-cell table:style-name="ce10" table:formula="of:=([.F35]-[.N35])/[.F35] *100" office:value-type="float" office:value="-10.0767839672705" calcext:value-type="float">
            <text:p>-10.076783967270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316" calcext:value-type="float">
            <text:p>316</text:p>
          </table:table-cell>
          <table:table-cell office:value-type="float" office:value="100.839" calcext:value-type="float">
            <text:p>100.839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1865" calcext:value-type="float">
            <text:p>318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6" calcext:value-type="float">
            <text:p>316</text:p>
          </table:table-cell>
          <table:table-cell office:value-type="float" office:value="118.424" calcext:value-type="float">
            <text:p>118.424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7422" calcext:value-type="float">
            <text:p>37422</text:p>
          </table:table-cell>
          <table:table-cell/>
          <table:table-cell table:style-name="ce10" table:formula="of:=([.F36]-[.N36])/[.F36] *100" office:value-type="float" office:value="-17.4391966107014" calcext:value-type="float">
            <text:p>-17.439196610701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95.953" calcext:value-type="float">
            <text:p>95.953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321" calcext:value-type="float">
            <text:p>303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97.095" calcext:value-type="float">
            <text:p>97.095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0682" calcext:value-type="float">
            <text:p>30682</text:p>
          </table:table-cell>
          <table:table-cell/>
          <table:table-cell table:style-name="ce10" table:formula="of:=([.F37]-[.N37])/[.F37] *100" office:value-type="float" office:value="-1.19059397777118" calcext:value-type="float">
            <text:p>-1.19059397777118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office:value-type="float" office:value="110.604" calcext:value-type="float">
            <text:p>110.604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4951" calcext:value-type="float">
            <text:p>349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office:value-type="float" office:value="135.598" calcext:value-type="float">
            <text:p>135.598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2849" calcext:value-type="float">
            <text:p>42849</text:p>
          </table:table-cell>
          <table:table-cell/>
          <table:table-cell table:style-name="ce10" table:formula="of:=([.F38]-[.N38])/[.F38] *100" office:value-type="float" office:value="-22.5973505765214" calcext:value-type="float">
            <text:p>-22.5973505765214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office:value-type="float" office:value="110.82" calcext:value-type="float">
            <text:p>110.82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5019" calcext:value-type="float">
            <text:p>35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office:value-type="float" office:value="113.81" calcext:value-type="float">
            <text:p>113.81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5964" calcext:value-type="float">
            <text:p>35964</text:p>
          </table:table-cell>
          <table:table-cell/>
          <table:table-cell table:style-name="ce10" table:formula="of:=([.F39]-[.N39])/[.F39] *100" office:value-type="float" office:value="-2.69853508095605" calcext:value-type="float">
            <text:p>-2.69853508095605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01.484" calcext:value-type="float">
            <text:p>101.48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float" office:value="32069" calcext:value-type="float">
            <text:p>32069</text:p>
          </table:table-cell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13.684" calcext:value-type="float">
            <text:p>113.684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35924" calcext:value-type="float">
            <text:p>35924</text:p>
          </table:table-cell>
          <table:table-cell table:style-name="ce5"/>
          <table:table-cell table:style-name="ce11" table:formula="of:=([.F40]-[.N40])/[.F40] *100" office:value-type="float" office:value="-12.0209548161776" calcext:value-type="float">
            <text:p>-12.0209548161776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95.019" calcext:value-type="float">
            <text:p>95.01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2" table:style-name="ce4" office:value-type="float" office:value="30026" calcext:value-type="float">
            <text:p>30026</text:p>
          </table:table-cell>
          <table:table-cell table:style-name="ce6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2.446" calcext:value-type="float">
            <text:p>112.44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35533" calcext:value-type="float">
            <text:p>35533</text:p>
          </table:table-cell>
          <table:table-cell table:style-name="ce4"/>
          <table:table-cell table:style-name="ce9" table:formula="of:=([.F41]-[.N41])/[.F41] *100" office:value-type="float" office:value="-18.3407713315127" calcext:value-type="float">
            <text:p>-18.3407713315127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316" calcext:value-type="float">
            <text:p>316</text:p>
          </table:table-cell>
          <table:table-cell office:value-type="float" office:value="135.509" calcext:value-type="float">
            <text:p>135.509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42821" calcext:value-type="float">
            <text:p>428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6" calcext:value-type="float">
            <text:p>316</text:p>
          </table:table-cell>
          <table:table-cell office:value-type="float" office:value="178.31" calcext:value-type="float">
            <text:p>178.31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6346" calcext:value-type="float">
            <text:p>56346</text:p>
          </table:table-cell>
          <table:table-cell/>
          <table:table-cell table:style-name="ce10" table:formula="of:=([.F42]-[.N42])/[.F42] *100" office:value-type="float" office:value="-31.5849699913594" calcext:value-type="float">
            <text:p>-31.5849699913594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office:value-type="float" office:value="135.981" calcext:value-type="float">
            <text:p>135.981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42970" calcext:value-type="float">
            <text:p>429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office:value-type="float" office:value="171.611" calcext:value-type="float">
            <text:p>171.611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4229" calcext:value-type="float">
            <text:p>54229</text:p>
          </table:table-cell>
          <table:table-cell/>
          <table:table-cell table:style-name="ce10" table:formula="of:=([.F43]-[.N43])/[.F43] *100" office:value-type="float" office:value="-26.202001396323" calcext:value-type="float">
            <text:p>-26.202001396323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office:value-type="float" office:value="131.911" calcext:value-type="float">
            <text:p>131.911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1684" calcext:value-type="float">
            <text:p>416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office:value-type="float" office:value="157.703" calcext:value-type="float">
            <text:p>157.703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49834" calcext:value-type="float">
            <text:p>49834</text:p>
          </table:table-cell>
          <table:table-cell/>
          <table:table-cell table:style-name="ce10" table:formula="of:=([.F44]-[.N44])/[.F44] *100" office:value-type="float" office:value="-19.5518664235678" calcext:value-type="float">
            <text:p>-19.551866423567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129.576" calcext:value-type="float">
            <text:p>129.576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946" calcext:value-type="float">
            <text:p>409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170.054" calcext:value-type="float">
            <text:p>170.05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53737" calcext:value-type="float">
            <text:p>53737</text:p>
          </table:table-cell>
          <table:table-cell/>
          <table:table-cell table:style-name="ce10" table:formula="of:=([.F45]-[.N45])/[.F45] *100" office:value-type="float" office:value="-31.2387046353734" calcext:value-type="float">
            <text:p>-31.2387046353734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125.111" calcext:value-type="float">
            <text:p>125.111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9535" calcext:value-type="float">
            <text:p>3953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171.797" calcext:value-type="float">
            <text:p>171.797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54288" calcext:value-type="float">
            <text:p>54288</text:p>
          </table:table-cell>
          <table:table-cell/>
          <table:table-cell table:style-name="ce10" table:formula="of:=([.F46]-[.N46])/[.F46] *100" office:value-type="float" office:value="-37.3163020108764" calcext:value-type="float">
            <text:p>-37.3163020108764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float" office:value="316" calcext:value-type="float">
            <text:p>316</text:p>
          </table:table-cell>
          <table:table-cell office:value-type="float" office:value="138.259" calcext:value-type="float">
            <text:p>138.259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3690" calcext:value-type="float">
            <text:p>4369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6" calcext:value-type="float">
            <text:p>316</text:p>
          </table:table-cell>
          <table:table-cell office:value-type="float" office:value="167.446" calcext:value-type="float">
            <text:p>167.446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52913" calcext:value-type="float">
            <text:p>52913</text:p>
          </table:table-cell>
          <table:table-cell/>
          <table:table-cell table:style-name="ce10" table:formula="of:=([.F47]-[.N47])/[.F47] *100" office:value-type="float" office:value="-21.1100938429847" calcext:value-type="float">
            <text:p>-21.1100938429847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316" calcext:value-type="float">
            <text:p>316</text:p>
          </table:table-cell>
          <table:table-cell office:value-type="float" office:value="132.652" calcext:value-type="float">
            <text:p>132.652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1918" calcext:value-type="float">
            <text:p>419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16" calcext:value-type="float">
            <text:p>316</text:p>
          </table:table-cell>
          <table:table-cell office:value-type="float" office:value="164.766" calcext:value-type="float">
            <text:p>164.766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2066" calcext:value-type="float">
            <text:p>52066</text:p>
          </table:table-cell>
          <table:table-cell/>
          <table:table-cell table:style-name="ce10" table:formula="of:=([.F48]-[.N48])/[.F48] *100" office:value-type="float" office:value="-24.2091702848418" calcext:value-type="float">
            <text:p>-24.2091702848418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316" calcext:value-type="float">
            <text:p>316</text:p>
          </table:table-cell>
          <table:table-cell office:value-type="float" office:value="128.867" calcext:value-type="float">
            <text:p>128.867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40722" calcext:value-type="float">
            <text:p>407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16" calcext:value-type="float">
            <text:p>316</text:p>
          </table:table-cell>
          <table:table-cell office:value-type="float" office:value="170.576" calcext:value-type="float">
            <text:p>170.576</text:p>
          </table:table-cell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53902" calcext:value-type="float">
            <text:p>53902</text:p>
          </table:table-cell>
          <table:table-cell/>
          <table:table-cell table:style-name="ce10" table:formula="of:=([.F49]-[.N49])/[.F49] *100" office:value-type="float" office:value="-32.3657973576936" calcext:value-type="float">
            <text:p>-32.3657973576936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office:value-type="float" office:value="129.984" calcext:value-type="float">
            <text:p>129.984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41075" calcext:value-type="float">
            <text:p>410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office:value-type="float" office:value="168.684" calcext:value-type="float">
            <text:p>168.684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53304" calcext:value-type="float">
            <text:p>53304</text:p>
          </table:table-cell>
          <table:table-cell/>
          <table:table-cell table:style-name="ce10" table:formula="of:=([.F50]-[.N50])/[.F50] *100" office:value-type="float" office:value="-29.7723676202069" calcext:value-type="float">
            <text:p>-29.7723676202069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office:value-type="float" office:value="124.294" calcext:value-type="float">
            <text:p>124.294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39277" calcext:value-type="float">
            <text:p>392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office:value-type="float" office:value="173.804" calcext:value-type="float">
            <text:p>173.80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54922" calcext:value-type="float">
            <text:p>54922</text:p>
          </table:table-cell>
          <table:table-cell/>
          <table:table-cell table:style-name="ce10" table:formula="of:=([.F51]-[.N51])/[.F51] *100" office:value-type="float" office:value="-39.8324719301372" calcext:value-type="float">
            <text:p>-39.8324719301372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316" calcext:value-type="float">
            <text:p>316</text:p>
          </table:table-cell>
          <table:table-cell office:value-type="float" office:value="137.975" calcext:value-type="float">
            <text:p>137.97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43600" calcext:value-type="float">
            <text:p>436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16" calcext:value-type="float">
            <text:p>316</text:p>
          </table:table-cell>
          <table:table-cell office:value-type="float" office:value="182.329" calcext:value-type="float">
            <text:p>182.329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57616" calcext:value-type="float">
            <text:p>57616</text:p>
          </table:table-cell>
          <table:table-cell/>
          <table:table-cell table:style-name="ce10" table:formula="of:=([.F52]-[.N52])/[.F52] *100" office:value-type="float" office:value="-32.1467889908257" calcext:value-type="float">
            <text:p>-32.1467889908257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316" calcext:value-type="float">
            <text:p>316</text:p>
          </table:table-cell>
          <table:table-cell office:value-type="float" office:value="136.997" calcext:value-type="float">
            <text:p>136.997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3291" calcext:value-type="float">
            <text:p>4329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16" calcext:value-type="float">
            <text:p>316</text:p>
          </table:table-cell>
          <table:table-cell office:value-type="float" office:value="157.259" calcext:value-type="float">
            <text:p>157.259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49694" calcext:value-type="float">
            <text:p>49694</text:p>
          </table:table-cell>
          <table:table-cell/>
          <table:table-cell table:style-name="ce10" table:formula="of:=([.F53]-[.N53])/[.F53] *100" office:value-type="float" office:value="-14.7906031276709" calcext:value-type="float">
            <text:p>-14.790603127670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316" calcext:value-type="float">
            <text:p>316</text:p>
          </table:table-cell>
          <table:table-cell office:value-type="float" office:value="130.775" calcext:value-type="float">
            <text:p>130.775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1325" calcext:value-type="float">
            <text:p>413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16" calcext:value-type="float">
            <text:p>316</text:p>
          </table:table-cell>
          <table:table-cell office:value-type="float" office:value="172.943" calcext:value-type="float">
            <text:p>172.943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54650" calcext:value-type="float">
            <text:p>54650</text:p>
          </table:table-cell>
          <table:table-cell/>
          <table:table-cell table:style-name="ce10" table:formula="of:=([.F54]-[.N54])/[.F54] *100" office:value-type="float" office:value="-32.2444041137326" calcext:value-type="float">
            <text:p>-32.244404113732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float" office:value="316" calcext:value-type="float">
            <text:p>316</text:p>
          </table:table-cell>
          <table:table-cell office:value-type="float" office:value="125.269" calcext:value-type="float">
            <text:p>125.269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9585" calcext:value-type="float">
            <text:p>395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6" calcext:value-type="float">
            <text:p>316</text:p>
          </table:table-cell>
          <table:table-cell office:value-type="float" office:value="133.772" calcext:value-type="float">
            <text:p>133.772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2272" calcext:value-type="float">
            <text:p>42272</text:p>
          </table:table-cell>
          <table:table-cell/>
          <table:table-cell table:style-name="ce10" table:formula="of:=([.F55]-[.N55])/[.F55] *100" office:value-type="float" office:value="-6.7879247189592" calcext:value-type="float">
            <text:p>-6.7879247189592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316" calcext:value-type="float">
            <text:p>316</text:p>
          </table:table-cell>
          <table:table-cell office:value-type="float" office:value="132.294" calcext:value-type="float">
            <text:p>132.294</text:p>
          </table:table-cell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41805" calcext:value-type="float">
            <text:p>418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6" calcext:value-type="float">
            <text:p>316</text:p>
          </table:table-cell>
          <table:table-cell office:value-type="float" office:value="165.633" calcext:value-type="float">
            <text:p>165.633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52340" calcext:value-type="float">
            <text:p>52340</text:p>
          </table:table-cell>
          <table:table-cell/>
          <table:table-cell table:style-name="ce10" table:formula="of:=([.F56]-[.N56])/[.F56] *100" office:value-type="float" office:value="-25.2003348881713" calcext:value-type="float">
            <text:p>-25.2003348881713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316" calcext:value-type="float">
            <text:p>316</text:p>
          </table:table-cell>
          <table:table-cell office:value-type="float" office:value="132.877" calcext:value-type="float">
            <text:p>132.877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1989" calcext:value-type="float">
            <text:p>419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16" calcext:value-type="float">
            <text:p>316</text:p>
          </table:table-cell>
          <table:table-cell office:value-type="float" office:value="174.212" calcext:value-type="float">
            <text:p>174.212</text:p>
          </table:table-cell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5051" calcext:value-type="float">
            <text:p>55051</text:p>
          </table:table-cell>
          <table:table-cell/>
          <table:table-cell table:style-name="ce10" table:formula="of:=([.F57]-[.N57])/[.F57] *100" office:value-type="float" office:value="-31.1081473719307" calcext:value-type="float">
            <text:p>-31.1081473719307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316" calcext:value-type="float">
            <text:p>316</text:p>
          </table:table-cell>
          <table:table-cell office:value-type="float" office:value="129.658" calcext:value-type="float">
            <text:p>129.658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0972" calcext:value-type="float">
            <text:p>4097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16" calcext:value-type="float">
            <text:p>316</text:p>
          </table:table-cell>
          <table:table-cell office:value-type="float" office:value="133.199" calcext:value-type="float">
            <text:p>133.199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2091" calcext:value-type="float">
            <text:p>42091</text:p>
          </table:table-cell>
          <table:table-cell/>
          <table:table-cell table:style-name="ce10" table:formula="of:=([.F58]-[.N58])/[.F58] *100" office:value-type="float" office:value="-2.73113345699502" calcext:value-type="float">
            <text:p>-2.73113345699502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316" calcext:value-type="float">
            <text:p>316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40610" calcext:value-type="float">
            <text:p>406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16" calcext:value-type="float">
            <text:p>316</text:p>
          </table:table-cell>
          <table:table-cell office:value-type="float" office:value="166.671" calcext:value-type="float">
            <text:p>166.671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52668" calcext:value-type="float">
            <text:p>52668</text:p>
          </table:table-cell>
          <table:table-cell/>
          <table:table-cell table:style-name="ce10" table:formula="of:=([.F59]-[.N59])/[.F59] *100" office:value-type="float" office:value="-29.6921940408766" calcext:value-type="float">
            <text:p>-29.6921940408766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28.794" calcext:value-type="float">
            <text:p>128.794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57" calcext:value-type="float">
            <text:p>157</text:p>
          </table:table-cell>
          <table:table-cell table:number-columns-repeated="2" table:style-name="ce5" office:value-type="float" office:value="40699" calcext:value-type="float">
            <text:p>40699</text:p>
          </table:table-cell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65.854" calcext:value-type="float">
            <text:p>165.854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70" calcext:value-type="float">
            <text:p>170</text:p>
          </table:table-cell>
          <table:table-cell table:number-columns-repeated="2" table:style-name="ce5" office:value-type="float" office:value="52410" calcext:value-type="float">
            <text:p>52410</text:p>
          </table:table-cell>
          <table:table-cell table:style-name="ce5"/>
          <table:table-cell table:style-name="ce11" table:formula="of:=([.F60]-[.N60])/[.F60] *100" office:value-type="float" office:value="-28.774662768127" calcext:value-type="float">
            <text:p>-28.77466276812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23.886" calcext:value-type="float">
            <text:p>123.88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2" table:style-name="ce4" office:value-type="float" office:value="39148" calcext:value-type="float">
            <text:p>39148</text:p>
          </table:table-cell>
          <table:table-cell table:style-name="ce6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1.525" calcext:value-type="float">
            <text:p>111.52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35242" calcext:value-type="float">
            <text:p>35242</text:p>
          </table:table-cell>
          <table:table-cell table:style-name="ce4"/>
          <table:table-cell table:style-name="ce9" table:formula="of:=([.F61]-[.N61])/[.F61] *100" office:value-type="float" office:value="9.97752120159395" calcext:value-type="float">
            <text:p>9.97752120159395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3427" calcext:value-type="float">
            <text:p>334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float" office:value="114.316" calcext:value-type="float">
            <text:p>114.31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6124" calcext:value-type="float">
            <text:p>36124</text:p>
          </table:table-cell>
          <table:table-cell/>
          <table:table-cell table:style-name="ce10" table:formula="of:=([.F62]-[.N62])/[.F62] *100" office:value-type="float" office:value="-8.06832799832471" calcext:value-type="float">
            <text:p>-8.0683279983247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316" calcext:value-type="float">
            <text:p>316</text:p>
          </table:table-cell>
          <table:table-cell office:value-type="float" office:value="114.896" calcext:value-type="float">
            <text:p>114.896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6307" calcext:value-type="float">
            <text:p>363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6" calcext:value-type="float">
            <text:p>316</text:p>
          </table:table-cell>
          <table:table-cell office:value-type="float" office:value="165.339" calcext:value-type="float">
            <text:p>165.339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52247" calcext:value-type="float">
            <text:p>52247</text:p>
          </table:table-cell>
          <table:table-cell/>
          <table:table-cell table:style-name="ce10" table:formula="of:=([.F63]-[.N63])/[.F63] *100" office:value-type="float" office:value="-43.9033795135924" calcext:value-type="float">
            <text:p>-43.9033795135924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  <table:table-cell office:value-type="float" office:value="116.123" calcext:value-type="float">
            <text:p>116.123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36695" calcext:value-type="float">
            <text:p>3669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  <table:table-cell office:value-type="float" office:value="129.813" calcext:value-type="float">
            <text:p>129.813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1021" calcext:value-type="float">
            <text:p>41021</text:p>
          </table:table-cell>
          <table:table-cell/>
          <table:table-cell table:style-name="ce10" table:formula="of:=([.F64]-[.N64])/[.F64] *100" office:value-type="float" office:value="-11.7890720806649" calcext:value-type="float">
            <text:p>-11.7890720806649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110.82" calcext:value-type="float">
            <text:p>110.82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5019" calcext:value-type="float">
            <text:p>350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130.782" calcext:value-type="float">
            <text:p>130.782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1327" calcext:value-type="float">
            <text:p>41327</text:p>
          </table:table-cell>
          <table:table-cell/>
          <table:table-cell table:style-name="ce10" table:formula="of:=([.F65]-[.N65])/[.F65] *100" office:value-type="float" office:value="-18.0130786144664" calcext:value-type="float">
            <text:p>-18.0130786144664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316" calcext:value-type="float">
            <text:p>316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3753" calcext:value-type="float">
            <text:p>337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16" calcext:value-type="float">
            <text:p>316</text:p>
          </table:table-cell>
          <table:table-cell office:value-type="float" office:value="112.978" calcext:value-type="float">
            <text:p>112.978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5701" calcext:value-type="float">
            <text:p>35701</text:p>
          </table:table-cell>
          <table:table-cell/>
          <table:table-cell table:style-name="ce10" table:formula="of:=([.F66]-[.N66])/[.F66] *100" office:value-type="float" office:value="-5.77133884395461" calcext:value-type="float">
            <text:p>-5.77133884395461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316" calcext:value-type="float">
            <text:p>316</text:p>
          </table:table-cell>
          <table:table-cell office:value-type="float" office:value="106.82" calcext:value-type="float">
            <text:p>106.82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3755" calcext:value-type="float">
            <text:p>337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16" calcext:value-type="float">
            <text:p>316</text:p>
          </table:table-cell>
          <table:table-cell office:value-type="float" office:value="142.816" calcext:value-type="float">
            <text:p>142.816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5130" calcext:value-type="float">
            <text:p>45130</text:p>
          </table:table-cell>
          <table:table-cell/>
          <table:table-cell table:style-name="ce10" table:formula="of:=([.F67]-[.N67])/[.F67] *100" office:value-type="float" office:value="-33.6987113020293" calcext:value-type="float">
            <text:p>-33.6987113020293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office:value-type="float" office:value="111.82" calcext:value-type="float">
            <text:p>111.82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5335" calcext:value-type="float">
            <text:p>3533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office:value-type="float" office:value="143.139" calcext:value-type="float">
            <text:p>143.139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45232" calcext:value-type="float">
            <text:p>45232</text:p>
          </table:table-cell>
          <table:table-cell/>
          <table:table-cell table:style-name="ce10" table:formula="of:=([.F68]-[.N68])/[.F68] *100" office:value-type="float" office:value="-28.0090561765954" calcext:value-type="float">
            <text:p>-28.0090561765954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316" calcext:value-type="float">
            <text:p>316</text:p>
          </table:table-cell>
          <table:table-cell office:value-type="float" office:value="113.908" calcext:value-type="float">
            <text:p>113.908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5995" calcext:value-type="float">
            <text:p>359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16" calcext:value-type="float">
            <text:p>316</text:p>
          </table:table-cell>
          <table:table-cell office:value-type="float" office:value="152.816" calcext:value-type="float">
            <text:p>152.816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8290" calcext:value-type="float">
            <text:p>48290</text:p>
          </table:table-cell>
          <table:table-cell/>
          <table:table-cell table:style-name="ce10" table:formula="of:=([.F69]-[.N69])/[.F69] *100" office:value-type="float" office:value="-34.1575218780386" calcext:value-type="float">
            <text:p>-34.1575218780386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316" calcext:value-type="float">
            <text:p>316</text:p>
          </table:table-cell>
          <table:table-cell office:value-type="float" office:value="110.601" calcext:value-type="float">
            <text:p>110.601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4950" calcext:value-type="float">
            <text:p>349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6" calcext:value-type="float">
            <text:p>316</text:p>
          </table:table-cell>
          <table:table-cell office:value-type="float" office:value="144.839" calcext:value-type="float">
            <text:p>144.839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5769" calcext:value-type="float">
            <text:p>45769</text:p>
          </table:table-cell>
          <table:table-cell/>
          <table:table-cell table:style-name="ce10" table:formula="of:=([.F70]-[.N70])/[.F70] *100" office:value-type="float" office:value="-30.9556509298999" calcext:value-type="float">
            <text:p>-30.9556509298999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316" calcext:value-type="float">
            <text:p>316</text:p>
          </table:table-cell>
          <table:table-cell office:value-type="float" office:value="105.658" calcext:value-type="float">
            <text:p>105.658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3388" calcext:value-type="float">
            <text:p>3338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16" calcext:value-type="float">
            <text:p>316</text:p>
          </table:table-cell>
          <table:table-cell office:value-type="float" office:value="144.889" calcext:value-type="float">
            <text:p>144.88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45785" calcext:value-type="float">
            <text:p>45785</text:p>
          </table:table-cell>
          <table:table-cell/>
          <table:table-cell table:style-name="ce10" table:formula="of:=([.F71]-[.N71])/[.F71] *100" office:value-type="float" office:value="-37.1301066251348" calcext:value-type="float">
            <text:p>-37.1301066251348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office:value-type="float" office:value="100.69" calcext:value-type="float">
            <text:p>100.69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1818" calcext:value-type="float">
            <text:p>318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office:value-type="float" office:value="109.965" calcext:value-type="float">
            <text:p>109.965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4749" calcext:value-type="float">
            <text:p>34749</text:p>
          </table:table-cell>
          <table:table-cell/>
          <table:table-cell table:style-name="ce10" table:formula="of:=([.F72]-[.N72])/[.F72] *100" office:value-type="float" office:value="-9.21176692438243" calcext:value-type="float">
            <text:p>-9.21176692438243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316" calcext:value-type="float">
            <text:p>316</text:p>
          </table:table-cell>
          <table:table-cell office:value-type="float" office:value="110.563" calcext:value-type="float">
            <text:p>110.563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4938" calcext:value-type="float">
            <text:p>349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16" calcext:value-type="float">
            <text:p>316</text:p>
          </table:table-cell>
          <table:table-cell office:value-type="float" office:value="119.459" calcext:value-type="float">
            <text:p>119.459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37749" calcext:value-type="float">
            <text:p>37749</text:p>
          </table:table-cell>
          <table:table-cell/>
          <table:table-cell table:style-name="ce10" table:formula="of:=([.F73]-[.N73])/[.F73] *100" office:value-type="float" office:value="-8.04568092048772" calcext:value-type="float">
            <text:p>-8.04568092048772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316" calcext:value-type="float">
            <text:p>316</text:p>
          </table:table-cell>
          <table:table-cell office:value-type="float" office:value="110.117" calcext:value-type="float">
            <text:p>110.11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4797" calcext:value-type="float">
            <text:p>3479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16" calcext:value-type="float">
            <text:p>316</text:p>
          </table:table-cell>
          <table:table-cell office:value-type="float" office:value="113.617" calcext:value-type="float">
            <text:p>113.617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5903" calcext:value-type="float">
            <text:p>35903</text:p>
          </table:table-cell>
          <table:table-cell/>
          <table:table-cell table:style-name="ce10" table:formula="of:=([.F74]-[.N74])/[.F74] *100" office:value-type="float" office:value="-3.17843492255079" calcext:value-type="float">
            <text:p>-3.17843492255079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316" calcext:value-type="float">
            <text:p>316</text:p>
          </table:table-cell>
          <table:table-cell office:value-type="float" office:value="111.168" calcext:value-type="float">
            <text:p>111.168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5129" calcext:value-type="float">
            <text:p>3512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16" calcext:value-type="float">
            <text:p>316</text:p>
          </table:table-cell>
          <table:table-cell office:value-type="float" office:value="148.168" calcext:value-type="float">
            <text:p>148.168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46821" calcext:value-type="float">
            <text:p>46821</text:p>
          </table:table-cell>
          <table:table-cell/>
          <table:table-cell table:style-name="ce10" table:formula="of:=([.F75]-[.N75])/[.F75] *100" office:value-type="float" office:value="-33.2830425004982" calcext:value-type="float">
            <text:p>-33.283042500498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5001" calcext:value-type="float">
            <text:p>350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49.497" calcext:value-type="float">
            <text:p>149.497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7241" calcext:value-type="float">
            <text:p>47241</text:p>
          </table:table-cell>
          <table:table-cell/>
          <table:table-cell table:style-name="ce10" table:formula="of:=([.F76]-[.N76])/[.F76] *100" office:value-type="float" office:value="-34.9704294163024" calcext:value-type="float">
            <text:p>-34.9704294163024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316" calcext:value-type="float">
            <text:p>316</text:p>
          </table:table-cell>
          <table:table-cell office:value-type="float" office:value="97.69" calcext:value-type="float">
            <text:p>97.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0870" calcext:value-type="float">
            <text:p>308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6" calcext:value-type="float">
            <text:p>316</text:p>
          </table:table-cell>
          <table:table-cell office:value-type="float" office:value="127.418" calcext:value-type="float">
            <text:p>127.418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264" calcext:value-type="float">
            <text:p>40264</text:p>
          </table:table-cell>
          <table:table-cell/>
          <table:table-cell table:style-name="ce10" table:formula="of:=([.F77]-[.N77])/[.F77] *100" office:value-type="float" office:value="-30.4308390022676" calcext:value-type="float">
            <text:p>-30.4308390022676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109.06" calcext:value-type="float">
            <text:p>109.06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4463" calcext:value-type="float">
            <text:p>344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126.063" calcext:value-type="float">
            <text:p>126.063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9836" calcext:value-type="float">
            <text:p>39836</text:p>
          </table:table-cell>
          <table:table-cell/>
          <table:table-cell table:style-name="ce10" table:formula="of:=([.F78]-[.N78])/[.F78] *100" office:value-type="float" office:value="-15.5906334329571" calcext:value-type="float">
            <text:p>-15.5906334329571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float" office:value="316" calcext:value-type="float">
            <text:p>316</text:p>
          </table:table-cell>
          <table:table-cell office:value-type="float" office:value="104.693" calcext:value-type="float">
            <text:p>104.693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3083" calcext:value-type="float">
            <text:p>3308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16" calcext:value-type="float">
            <text:p>316</text:p>
          </table:table-cell>
          <table:table-cell office:value-type="float" office:value="117.38" calcext:value-type="float">
            <text:p>117.38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7092" calcext:value-type="float">
            <text:p>37092</text:p>
          </table:table-cell>
          <table:table-cell/>
          <table:table-cell table:style-name="ce10" table:formula="of:=([.F79]-[.N79])/[.F79] *100" office:value-type="float" office:value="-12.118006226763" calcext:value-type="float">
            <text:p>-12.11800622676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08.345" calcext:value-type="float">
            <text:p>108.345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26" calcext:value-type="float">
            <text:p>126</text:p>
          </table:table-cell>
          <table:table-cell table:number-columns-repeated="2" table:style-name="ce5" office:value-type="float" office:value="34237" calcext:value-type="float">
            <text:p>34237</text:p>
          </table:table-cell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24.161" calcext:value-type="float">
            <text:p>124.161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2" table:style-name="ce5" office:value-type="float" office:value="39235" calcext:value-type="float">
            <text:p>39235</text:p>
          </table:table-cell>
          <table:table-cell table:style-name="ce5"/>
          <table:table-cell table:style-name="ce11" table:formula="of:=([.F80]-[.N80])/[.F80] *100" office:value-type="float" office:value="-14.5982416683705" calcext:value-type="float">
            <text:p>-14.5982416683705</text:p>
          </table:table-cell>
        </table:table-row>
        <table:table-row table:style-name="ro1">
          <table:table-cell table:number-columns-repeated="16"/>
          <table:table-cell table:style-name="ce12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Q1:Sheet1.Q81">
            <calcext:condition calcext:apply-style-name="Good" calcext:value="&lt;-25" calcext:base-cell-address="Sheet1.Q1"/>
          </calcext:conditional-format>
          <calcext:conditional-format calcext:target-range-address="Sheet1.Q1:Sheet1.Q80">
            <calcext:condition calcext:apply-style-name="Good" calcext:value="&lt;=-25" calcext:base-cell-address="Sheet1.Q1"/>
            <calcext:condition calcext:apply-style-name="Neutral" calcext:value="&lt;=-24" calcext:base-cell-address="Sheet1.Q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1T15:06:19.256761633</meta:creation-date>
    <dc:date>2020-01-21T17:03:54.274759125</dc:date>
    <meta:editing-duration>PT5M55S</meta:editing-duration>
    <meta:editing-cycles>1</meta:editing-cycles>
    <meta:document-statistic meta:table-count="1" meta:cell-count="1200" meta:object-count="0"/>
    <meta:generator>LibreOffice/6.3.3.2$MacOSX_X86_64 LibreOffice_project/a64200df03143b798afd1ec74a12ab50359878ed</meta:generator>
  </office:meta>
</office:document-meta>
</file>